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4"><text:span text:style-name="T7">do text</text:span></text:p><text:p text:style-name="P4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29cm" draw:z-index="0"><draw:text-box><text:p text:style-name="P3">Administration Communale <text:text-input text:description="Nom commune">tool.getCityName(prefixed=True)</text:text-input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de début de travaux</text:p>
      <text:p text:style-name="UrbanBody"/>
      <text:p text:style-name="UrbanBody"><text:span text:style-name="T3"><office:annotation><dc:creator>Gauthier Bastien</dc:creator><dc:date>2011-01-13T14:56:41</dc:date><text:p text:style-name="P4"><text:span text:style-name="T7">do text</text:span></text:p><text:p text:style-name="P4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4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J’ai l’honneur de vous faire savoir que les travaux définis ci-après commenceront<text:line-break/></text:p>
      <text:p text:style-name="UrbanBody"><text:tab/>à partir du : .......................................................</text:p>
      <text:p text:style-name="UrbanBody"/>
      <text:p text:style-name="UrbanBody"/>
      <text:p text:style-name="UrbanBody"><text:tab/>Envoyer ce document à l’administration communale <text:span text:style-name="T4">15 jours avant le début des travau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31:36</dc:date>
    <dc:language>fr-FR</dc:language>
    <meta:editing-cycles>60</meta:editing-cycles>
    <meta:editing-duration>P1DT6H44M47S</meta:editing-duration>
    <dc:creator>sde </dc:creator>
    <meta:document-statistic meta:table-count="0" meta:image-count="0" meta:object-count="0" meta:page-count="1" meta:paragraph-count="15" meta:word-count="63" meta:character-count="611"/>
    <meta:user-defined meta:name="Info 1"/>
    <meta:user-defined meta:name="Info 2"/>
    <meta:user-defined meta:name="Info 3"/>
    <meta:user-defined meta:name="Info 4"/>
  </office:meta>
</office:document-meta>
</file>